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Heading_20_3">
      <style:paragraph-properties fo:break-before="page"/>
    </style:style>
    <style:style style:name="P3" style:family="paragraph" style:parent-style-name="Standard">
      <style:text-properties officeooo:paragraph-rsid="001e156f"/>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text-properties officeooo:paragraph-rsid="001e9f6b"/>
    </style:style>
    <style:style style:name="P7" style:family="paragraph" style:parent-style-name="Standard">
      <style:text-properties officeooo:paragraph-rsid="001f8e71"/>
    </style:style>
    <style:style style:name="P8" style:family="paragraph" style:parent-style-name="Standard" style:list-style-name="L1"/>
    <style:style style:name="P9" style:family="paragraph" style:parent-style-name="Standard">
      <style:text-properties officeooo:paragraph-rsid="00230ffc"/>
    </style:style>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text-properties fo:font-weight="normal" style:font-weight-asian="normal" style:font-weight-complex="normal"/>
    </style:style>
    <style:style style:name="P15" style:family="paragraph" style:parent-style-name="Standard" style:list-style-name="L6"/>
    <style:style style:name="P16" style:family="paragraph" style:parent-style-name="Standard">
      <style:text-properties officeooo:paragraph-rsid="0024cecd"/>
    </style:style>
    <style:style style:name="P17" style:family="paragraph" style:parent-style-name="Standard" style:list-style-name="L7"/>
    <style:style style:name="P18" style:family="paragraph" style:parent-style-name="Standard">
      <style:text-properties officeooo:paragraph-rsid="0027ffb6"/>
    </style:style>
    <style:style style:name="P19" style:family="paragraph" style:parent-style-name="Standard">
      <style:text-properties officeooo:paragraph-rsid="0028b9f4"/>
    </style:style>
    <style:style style:name="P20" style:family="paragraph" style:parent-style-name="Standard">
      <style:text-properties officeooo:paragraph-rsid="0029c4d8"/>
    </style:style>
    <style:style style:name="P21" style:family="paragraph" style:parent-style-name="Standard">
      <style:text-properties officeooo:paragraph-rsid="002ba4b5"/>
    </style:style>
    <style:style style:name="P22" style:family="paragraph" style:parent-style-name="Standard">
      <style:text-properties officeooo:paragraph-rsid="002f0be6"/>
    </style:style>
    <style:style style:name="P23" style:family="paragraph" style:parent-style-name="Standard">
      <style:text-properties officeooo:paragraph-rsid="00324ba4"/>
    </style:style>
    <style:style style:name="P24" style:family="paragraph" style:parent-style-name="Standard">
      <style:text-properties officeooo:paragraph-rsid="0032d438"/>
    </style:style>
    <style:style style:name="P25" style:family="paragraph" style:parent-style-name="Standard" style:list-style-name="L8">
      <style:text-properties officeooo:paragraph-rsid="0032d438"/>
    </style:style>
    <style:style style:name="P26" style:family="paragraph" style:parent-style-name="Standard">
      <style:text-properties officeooo:paragraph-rsid="0032d438" fo:background-color="#ffff00"/>
    </style:style>
    <style:style style:name="P27" style:family="paragraph" style:parent-style-name="Standard">
      <style:text-properties officeooo:paragraph-rsid="00344331"/>
    </style:style>
    <style:style style:name="P28" style:family="paragraph" style:parent-style-name="Standard">
      <style:paragraph-properties fo:break-before="page"/>
    </style:style>
    <style:style style:name="P29" style:family="paragraph" style:parent-style-name="Text_20_body" style:list-style-name="L1"/>
    <style:style style:name="T1" style:family="text">
      <style:text-properties fo:font-weight="bold" style:font-weight-asian="bold" style:font-weight-complex="bold"/>
    </style:style>
    <style:style style:name="T2" style:family="text">
      <style:text-properties fo:font-weight="bold" officeooo:rsid="0029c4d8" style:font-weight-asian="bold" style:font-weight-complex="bold"/>
    </style:style>
    <style:style style:name="T3" style:family="text">
      <style:text-properties fo:font-weight="bold" officeooo:rsid="002f0be6" style:font-weight-asian="bold" style:font-weight-complex="bold"/>
    </style:style>
    <style:style style:name="T4" style:family="text">
      <style:text-properties fo:font-weight="bold" officeooo:rsid="0024cecd" style:font-weight-asian="bold" style:font-weight-complex="bold"/>
    </style:style>
    <style:style style:name="T5" style:family="text">
      <style:text-properties fo:font-weight="bold" officeooo:rsid="0032d438" style:font-weight-asian="bold" style:font-weight-complex="bold"/>
    </style:style>
    <style:style style:name="T6" style:family="text">
      <style:text-properties fo:font-weight="bold" officeooo:rsid="00344331" style:font-weight-asian="bold" style:font-weight-complex="bold"/>
    </style:style>
    <style:style style:name="T7" style:family="text">
      <style:text-properties officeooo:rsid="001e156f"/>
    </style:style>
    <style:style style:name="T8" style:family="text">
      <style:text-properties officeooo:rsid="001e9f6b"/>
    </style:style>
    <style:style style:name="T9" style:family="text">
      <style:text-properties officeooo:rsid="00216e31"/>
    </style:style>
    <style:style style:name="T10" style:family="text">
      <style:text-properties officeooo:rsid="00230ffc"/>
    </style:style>
    <style:style style:name="T11" style:family="text">
      <style:text-properties officeooo:rsid="0024cecd"/>
    </style:style>
    <style:style style:name="T12" style:family="text">
      <style:text-properties fo:font-weight="normal" style:font-weight-asian="normal" style:font-weight-complex="normal"/>
    </style:style>
    <style:style style:name="T13" style:family="text">
      <style:text-properties fo:font-weight="normal" officeooo:rsid="00344331" style:font-weight-asian="normal" style:font-weight-complex="normal"/>
    </style:style>
    <style:style style:name="T14" style:family="text">
      <style:text-properties officeooo:rsid="0027ffb6"/>
    </style:style>
    <style:style style:name="T15" style:family="text">
      <style:text-properties officeooo:rsid="0028b9f4"/>
    </style:style>
    <style:style style:name="T16" style:family="text">
      <style:text-properties officeooo:rsid="0029c4d8"/>
    </style:style>
    <style:style style:name="T17" style:family="text">
      <style:text-properties officeooo:rsid="002f0be6"/>
    </style:style>
    <style:style style:name="T18" style:family="text">
      <style:text-properties fo:color="#2a6099" officeooo:rsid="002f0be6"/>
    </style:style>
    <style:style style:name="T19" style:family="text">
      <style:text-properties fo:color="#2a6099" officeooo:rsid="0030a987"/>
    </style:style>
    <style:style style:name="T20" style:family="text">
      <style:text-properties fo:color="#2a6099" officeooo:rsid="00324ba4"/>
    </style:style>
    <style:style style:name="T21" style:family="text">
      <style:text-properties fo:color="#2a6099" officeooo:rsid="0032d438"/>
    </style:style>
    <style:style style:name="T22" style:family="text">
      <style:text-properties fo:color="#2a6099" fo:font-weight="normal" officeooo:rsid="00344331" style:font-weight-asian="normal" style:font-weight-complex="normal"/>
    </style:style>
    <style:style style:name="T23" style:family="text">
      <style:text-properties fo:color="#2a6099" officeooo:rsid="00344331"/>
    </style:style>
    <style:style style:name="T24" style:family="text">
      <style:text-properties officeooo:rsid="0030a987"/>
    </style:style>
    <style:style style:name="T25" style:family="text">
      <style:text-properties officeooo:rsid="00324ba4"/>
    </style:style>
    <style:style style:name="T26" style:family="text">
      <style:text-properties officeooo:rsid="0032d438"/>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officeooo:rsid="0034433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crum </text:h>
      <text:p text:style-name="Text_20_body"/>
      <text:h text:style-name="Heading_20_2" text:outline-level="2">Definición de Scrum</text:h>
      <text:p text:style-name="Standard"><text:span text:style-name="T18">E</text:span>s un <text:span text:style-name="T1">marco de trabajo</text:span> liviano que ayuda a las personas, equipos y organizaciones a <text:span text:style-name="T1">generar valor a través de soluciones adaptativas</text:span> para problemas complejos.</text:p>
      <text:p text:style-name="Standard"/>
      <text:p text:style-name="Standard">En pocas palabras, Scrum requiere un <text:span text:style-name="T1">Scrum Master</text:span> para fomentar un entorno donde:</text:p>
      <text:p text:style-name="Standard">1. <text:span text:style-name="T1">Product Owner</text:span> <text:span text:style-name="T1">ordena el trabajo</text:span> de un problema complejo en un <text:span text:style-name="T1">Product Backlog</text:span>.</text:p>
      <text:p text:style-name="Standard">2. <text:span text:style-name="T1">Scrum Team </text:span>convierte una selección del trabajo en un I<text:span text:style-name="T1">ncrement de valor durante un Sprint</text:span>.</text:p>
      <text:p text:style-name="Standard">3. <text:span text:style-name="T1">Scrum Team y sus interesados inspeccionan los resultados</text:span> y se adaptan para el próximo Sprint.</text:p>
      <text:p text:style-name="Standard">4. Rep<text:span text:style-name="T18">etir</text:span></text:p>
      <text:p text:style-name="Standard"/>
      <text:p text:style-name="Standard">Scrum es simple. Pruébelo como está y determine si su filosofía, teoría y estructura ayudan a lograr objetivos y crear valor. El marco de trabajo Scrum es incompleto de manera intencional, solo define las partes necesarias para implementar la teoría de Scrum. Scrum se basa en la inteligencia colectiva de las personas que lo utilizan. En lugar de proporcionar a las personas instrucciones detalladas, las reglas de Scrum guían sus relaciones e interacciones.</text:p>
      <text:p text:style-name="Standard"/>
      <text:p text:style-name="Standard">En este marco de trabajo pueden emplearse varios procesos, técnicas y métodos. Scrum envuelve las prácticas existentes o las hace innecesarias. Scrum hace visible la eficacia relativa de las técnicas</text:p>
      <text:p text:style-name="Standard">actuales de gestión, entorno y trabajo, de modo que se puedan realizar mejoras.</text:p>
      <text:p text:style-name="Standard"/>
      <text:p text:style-name="P28"/>
      <text:h text:style-name="Heading_20_2" text:outline-level="2">Teoría de Scrum</text:h>
      <text:p text:style-name="P3">Scrum se basa en el empirismo y el pensamiento Lean. </text:p>
      <text:p text:style-name="P3">Empirismo: conocimiento proviene de la experiencia y toma de decisiones <text:span text:style-name="T7">en</text:span> base <text:span text:style-name="T7">a</text:span> lo observado. </text:p>
      <text:p text:style-name="P3"><text:span text:style-name="T7">P</text:span>ensamiento Lean: reduce el desperdicio y se enfoca en lo esencial. </text:p>
      <text:p text:style-name="P3"/>
      <text:p text:style-name="Standard"><text:span text:style-name="T7">E</text:span>mplea un enfoque <text:span text:style-name="T1">iterativo</text:span> e <text:span text:style-name="T1">Incremental</text:span> para optimizar la previsibilidad y controlar el riesgo.</text:p>
      <text:p text:style-name="Standard"/>
      <text:p text:style-name="Standard"><text:span text:style-name="T7">I</text:span>nvolucra a grupos de personas que colectivamente tienen todas las habilidades y experiencia</text:p>
      <text:p text:style-name="Standard">para hacer el trabajo y compartir o adquirir dichas habilidades según sea necesario.</text:p>
      <text:p text:style-name="Standard"/>
      <text:p text:style-name="P3">Scrum combina <text:span text:style-name="T1">cuatro eventos formales para inspección y adaptación</text:span> dentro de un evento contenedor, el <text:span text:style-name="T1">Sprint</text:span>. </text:p>
      <text:p text:style-name="P3"/>
      <text:p text:style-name="P3">Estos eventos funcionan porque implementan los <text:span text:style-name="T1">pilares empíricos de Scrum.</text:span></text:p>
      <text:p text:style-name="P3"/>
      <text:h text:style-name="Heading_20_3" text:outline-level="3"><text:span text:style-name="T3">P</text:span><text:span text:style-name="T1">ilares empíricos de Scrum</text:span></text:h>
      <text:p text:style-name="Standard"/>
      <text:p text:style-name="P4">Transparencia</text:p>
      <text:p text:style-name="Standard">El proceso y el trabajo emergentes deben ser visibles para quienes realizan el trabajo como para quienes lo reciben. <text:span text:style-name="T7">L</text:span>as decisiones importantes se basan en el estado percibido de sus tres artefactos formales. Los artefactos que tienen poca transparencia pueden llevar a decisiones que</text:p>
      <text:p text:style-name="Standard">disminuyan el valor y aumenten el riesgo.</text:p>
      <text:p text:style-name="Standard">La transparencia permite la inspección. La inspección sin transparencia es engañosa y derrochadora.</text:p>
      <text:p text:style-name="Standard"><text:span text:style-name="T1"/></text:p>
      <text:p text:style-name="Standard"><text:span text:style-name="T1">Inspección</text:span></text:p>
      <text:p text:style-name="Standard">Los artefactos de Scrum y el progreso hacia los objetivos deben <text:span text:style-name="T1">inspeccionarse</text:span> con frecuencia para <text:span text:style-name="T1">detectar variaciones o problemas</text:span> potencialmente indeseables. Para ayudar con la inspección, Scrum proporciona <text:span text:style-name="T1">cadencia</text:span> en forma de sus <text:span text:style-name="T1">cinco eventos</text:span>.</text:p>
      <text:p text:style-name="P22">La inspección permite la adaptación. </text:p>
      <text:p text:style-name="P22">Los eventos Scrum están diseñados para provocar cambios.</text:p>
      <text:p text:style-name="Standard"/>
      <text:p text:style-name="P4">Adaptación</text:p>
      <text:p text:style-name="P6">Si algún aspecto de un proceso se desvía fuera de los límites aceptables o si el producto resultante es inaceptable, el proceso debe ajustarse lo antes posible para minimizar una mayor desviación.</text:p>
      <text:p text:style-name="P6"/>
      <text:p text:style-name="Standard">La adaptación se vuelve más difícil cuando las personas involucradas no están empoderadas ni se</text:p>
      <text:p text:style-name="Standard">autogestionan. Se espera que un Scrum Team se adapte en el momento en que aprenda algo nuevo a</text:p>
      <text:p text:style-name="Standard">través de la inspección.</text:p>
      <text:p text:style-name="Standard"/>
      <text:p text:style-name="P28"/>
      <text:h text:style-name="Heading_20_2" text:outline-level="2">Valores de Scrum</text:h>
      <text:p text:style-name="Standard">El uso exitoso de Scrum depende de que las personas se vuelvan más competentes en vivir cinco</text:p>
      <text:p text:style-name="Standard">valores:</text:p>
      <text:p text:style-name="P5">Compromiso, Foco, Franqueza, Respeto y Coraje</text:p>
      <text:p text:style-name="P5"/>
      <text:p text:style-name="Standard">El Scrum Team se compromete a lograr sus objetivos y a apoyarse mutuamente. Su foco principal está en el trabajo del Sprint para lograr el mejor progreso posible hacia estos objetivos. El Scrum Team y sus interesados son francos sobre el trabajo y los desafíos. Los miembros del Scrum Team se respetan entre sí para ser personas capaces e independientes, y son respetados como tales por las personas con las que trabajan. Los miembros del Scrum Team tienen el coraje de hacer lo correcto, para trabajar en problemas difíciles.</text:p>
      <text:p text:style-name="Standard"/>
      <text:p text:style-name="P6">Estos valores dan dirección al Scrum Team con respecto a su trabajo, acciones y comportamiento. Las <text:s/>decisiones que se tomen, los pasos que se den y la forma en que se use Scrum deben reforzar estos valores, no disminuirlos ni socavarlos. Los miembros del Scrum Team aprenden y exploran los valores mientras trabajan con los eventos y artefactos Scrum. Cuando el Scrum Team y las personas con las que trabajan incorporan estos valores, los pilares empíricos de Scrum de transparencia, inspección y adaptación cobran vida y generan confianza.</text:p>
      <text:p text:style-name="P6"/>
      <text:h text:style-name="P1" text:outline-level="2">Scrum Team</text:h>
      <text:p text:style-name="Standard">La unidad fundamental de Scrum es un pequeño equipo de personas, un Scrum Team. </text:p>
      <text:p text:style-name="Standard"/>
      <text:p text:style-name="Standard"><text:span text:style-name="T19">N</text:span><text:span text:style-name="T1">o hay subequipos ni jerarquías</text:span>. Es una unidad cohesionada de profesionales enfocados en un objetivo a la vez, el Objetivo del Producto.</text:p>
      <text:p text:style-name="Standard"/>
      <text:p text:style-name="Standard"><text:span text:style-name="T19">S</text:span>on <text:span text:style-name="T1">multifuncionales</text:span>, los miembros tienen las habilidades para crear valor en cada Sprint. </text:p>
      <text:p text:style-name="Standard"/>
      <text:p text:style-name="Standard"><text:span text:style-name="T8">S</text:span>e <text:span text:style-name="T1">autogestionan</text:span>, deciden internamente quién hace qué, cuándo y cómo.</text:p>
      <text:p text:style-name="Standard"/>
      <text:p text:style-name="Standard"><text:span text:style-name="T19">E</text:span>s lo suficientemente <text:span text:style-name="T1">pequeño</text:span> como para seguir siendo ágil y lo suficientemente grande como para completar un trabajo significativo dentro de un Sprint, generalmente <text:span text:style-name="T1">10 personas o menos.</text:span></text:p>
      <text:p text:style-name="P7">En general, los equipos más pequeños se comunican mejor y son más productivos. Si se vuelven demasiado grandes, deberían considerar reorganizarse en <text:span text:style-name="T1">múltiples Scrum Teams cohesivos</text:span>, <text:span text:style-name="T24">compartiendo mi</text:span>smo Objetivo del Producto, el Product Backlog y el Product Owner.</text:p>
      <text:p text:style-name="P7"/>
      <text:p text:style-name="Standard"><text:span text:style-name="T19">E</text:span>s <text:span text:style-name="T1">responsable de todas las actividades relacionadas con el producto</text:span>, desde la colaboración de los interesados, la verificación, el mantenimiento, la operación, la experimentación, la investigación y el desarrollo, y cualquier otra cosa que pueda ser necesaria. </text:p>
      <text:p text:style-name="P7"/>
      <text:p text:style-name="P7">Están estructurados y empoderados por la organización para gestionar su propio trabajo. </text:p>
      <text:p text:style-name="P7"/>
      <text:p text:style-name="P7">Trabajar en <text:span text:style-name="T1">Sprints a un ritmo sostenible</text:span> mejora el enfoque y la consistencia del Scrum Team.</text:p>
      <text:p text:style-name="P7">Todo el Scrum Team es responsable de crear un Increment valioso y útil en cada Sprint. </text:p>
      <text:p text:style-name="P7"/>
      <text:p text:style-name="Standard"><text:span text:style-name="T17">Las r</text:span>esponsabilidades específicas dentro del Scrum Team <text:span text:style-name="T17">son:</text:span> </text:p>
      <text:p text:style-name="Standard"/>
      <text:h text:style-name="Heading_20_3" text:outline-level="3">Developers</text:h>
      <text:p text:style-name="Standard"><text:span text:style-name="T19">Miembros </text:span>del Scrum Team que se comprometen a crear cualquier aspecto de un Increment utilizable en cada Sprint. Las habilidades específicas que necesitan s<text:span text:style-name="T9">on</text:span> amplias y varían según el ámbito de trabajo. </text:p>
      <text:p text:style-name="Standard"/>
      <text:p text:style-name="P7"><text:span text:style-name="T19">S</text:span>on responsables de:</text:p>
      <text:list xml:id="list3107423016" text:style-name="L1">
        <text:list-item>
          <text:p text:style-name="P8">Crear un <text:span text:style-name="T1">plan</text:span> <text:span text:style-name="T1">para el Sprint</text:span>, el <text:span text:style-name="T1">Sprint Backlog</text:span></text:p>
        </text:list-item>
        <text:list-item>
          <text:p text:style-name="P8"><text:span text:style-name="T1">Inculcar calidad</text:span> al adherirse a una <text:span text:style-name="T1">Definición de Terminado</text:span></text:p>
        </text:list-item>
        <text:list-item>
          <text:p text:style-name="P8"><text:span text:style-name="T1">Adaptar su plan</text:span> cada día <text:span text:style-name="T1">hacia el Objetivo del Sprint</text:span></text:p>
        </text:list-item>
        <text:list-item>
          <text:p text:style-name="P29"><text:span text:style-name="T1">Responsabilizarse mutuamente</text:span> como profesionales</text:p>
        </text:list-item>
      </text:list>
      <text:h text:style-name="Heading_20_3" text:outline-level="3">Product Owner</text:h>
      <text:p text:style-name="P9"><text:span text:style-name="T19">R</text:span>esponsable de <text:span text:style-name="T1">maximizar el valor del producto </text:span><text:span text:style-name="T12">resultante</text:span> del trabajo del Scrum Team. </text:p>
      <text:p text:style-name="P9">La forma puede variar ampliamente entre organizaciones, Scrum Teams e individuos.</text:p>
      <text:p text:style-name="P9"/>
      <text:p text:style-name="Standard"><text:span text:style-name="T10">E</text:span>s r<text:span text:style-name="T1">esponsable de la gestión efectiva del Product Backlog</text:span>, lo que incluye:</text:p>
      <text:list xml:id="list3051579043" text:style-name="L2">
        <text:list-item>
          <text:p text:style-name="P10"><text:span text:style-name="T1">Desarrollar y comunicar </text:span><text:span text:style-name="T12">el</text:span><text:span text:style-name="T1"> Objetivo del Producto</text:span></text:p>
        </text:list-item>
        <text:list-item>
          <text:p text:style-name="P10"><text:span text:style-name="T1">Crear y comunicar</text:span> los elementos del <text:span text:style-name="T1">Product Backlo</text:span>g</text:p>
        </text:list-item>
        <text:list-item>
          <text:p text:style-name="P10"><text:span text:style-name="T1">Ordenar</text:span> los elementos del <text:span text:style-name="T1">Product Backlog</text:span></text:p>
        </text:list-item>
        <text:list-item>
          <text:p text:style-name="P10">Asegurarse de que el <text:span text:style-name="T1">Product Backlog sea transparente</text:span>, visible y se entienda.</text:p>
        </text:list-item>
      </text:list>
      <text:p text:style-name="Standard"/>
      <text:p text:style-name="Standard"><text:span text:style-name="T24">P</text:span>uede realizar el trabajo <text:span text:style-name="T24">o</text:span> <text:span text:style-name="T1">delegar</text:span> la responsabilidad en otros, <text:span text:style-name="T24">pero </text:span>siendo <text:span text:style-name="T25">é</text:span>l responsable.</text:p>
      <text:p text:style-name="Standard"><text:soft-page-break/>Para que los Product Owners tengan éxito, la organización debe respetar sus <text:span text:style-name="T1">decisiones</text:span>. <text:span text:style-name="T20">L</text:span>as</text:p>
      <text:p text:style-name="Standard">decisiones son visibles en el contenido y el orden del <text:span text:style-name="T1">Product Backlog</text:span>, y a través del Increment</text:p>
      <text:p text:style-name="Standard">inspeccionable en la Sprint Review.</text:p>
      <text:p text:style-name="Standard"/>
      <text:p text:style-name="P23">Es una persona, no un comité. <text:s/><text:span text:style-name="T10">P</text:span>uede representar las necesidades de muchos interesados en el Product Backlog. <text:s/></text:p>
      <text:p text:style-name="P23">Aquellos que quieran cambiar el Product Backlog <text:span text:style-name="T10">deben </text:span><text:span text:style-name="T20">hacerlo a través de</text:span>l Product Owner.</text:p>
      <text:p text:style-name="Text_20_body"/>
      <text:h text:style-name="Heading_20_3" text:outline-level="3">Scrum Master</text:h>
      <text:p text:style-name="P9">El Scrum Master es <text:span text:style-name="T1">responsable de establecer Scrum</text:span> como se define en la Guía de Scrum, ayudando a todos a comprender la teoría y la práctica de Scrum, tanto dentro del Scrum Team como de la organización.</text:p>
      <text:p text:style-name="P9"/>
      <text:p text:style-name="Standard">Es <text:span text:style-name="T1">responsable de lograr la efectividad,</text:span> <text:span text:style-name="T1">apoyando al Scrum Team</text:span> en la mejora de sus prácticas, dentro del marco de trabajo de Scrum.</text:p>
      <text:p text:style-name="Standard"/>
      <text:p text:style-name="Standard"><text:span text:style-name="T11">S</text:span>on líderes que <text:span text:style-name="T1">sirven al Scrum Team</text:span> <text:span text:style-name="T1">y a la organización en general.</text:span></text:p>
      <text:list xml:id="list4284843124" text:style-name="L3">
        <text:list-item>
          <text:p text:style-name="P11">Guiar a los miembros del equipo en ser autogestionados y multifuncionales;</text:p>
        </text:list-item>
        <text:list-item>
          <text:p text:style-name="P11">Ayudar al Scrum Team a enfocarse en crear Increments de alto valor que cumplan con la</text:p>
        </text:list-item>
      </text:list>
      <text:p text:style-name="Standard"><text:tab/>Definición de Terminado</text:p>
      <text:list xml:id="list2651563458" text:style-name="L4">
        <text:list-item>
          <text:p text:style-name="P12">Procurar la eliminación de impedimentos para el progreso del Scrum Team</text:p>
        </text:list-item>
        <text:list-item>
          <text:p text:style-name="P12">Asegurarse de que todos los eventos de Scrum se lleven a cabo y sean positivos, productivos y se mantengan dentro de los límites de tiempo recomendados en esta Guía.</text:p>
        </text:list-item>
      </text:list>
      <text:p text:style-name="Standard"/>
      <text:p text:style-name="Standard">El Scrum Master <text:span text:style-name="T1">sirve al Product Owner</text:span> de varias maneras:</text:p>
      <text:list xml:id="list520067911" text:style-name="L5">
        <text:list-item>
          <text:p text:style-name="P13"><text:span text:style-name="T11">A</text:span>yudar a encontrar técnicas para defini<text:span text:style-name="T26">r</text:span> Objetivos del Producto y gestión del Product Backlog</text:p>
        </text:list-item>
        <text:list-item>
          <text:p text:style-name="P13">Ayudar al Scrum Team a comprender la necesidad de tener elementos del Product Backlog</text:p>
          <text:p text:style-name="P13">claros y concisos</text:p>
        </text:list-item>
        <text:list-item>
          <text:p text:style-name="P13">Ayudar a establecer una planificación empírica de productos para un entorno complejo</text:p>
        </text:list-item>
        <text:list-item>
          <text:p text:style-name="P13">Facilitar la colaboración de los interesados según se solicite o necesite.</text:p>
          <text:p text:style-name="P13"/>
        </text:list-item>
      </text:list>
      <text:p text:style-name="Standard">El Scrum Master <text:span text:style-name="T1">sirve a la organización</text:span> de varias maneras, que incluyen:</text:p>
      <text:list xml:id="list3981528443" text:style-name="L6">
        <text:list-item>
          <text:p text:style-name="P15"><text:span text:style-name="T12">Liderar, capacitar y guiar a la organización en su adopción de Scrum</text:span></text:p>
        </text:list-item>
        <text:list-item>
          <text:p text:style-name="P14">Planificar y asesorar implementaciones de Scrum dentro de la organización</text:p>
        </text:list-item>
        <text:list-item>
          <text:p text:style-name="P14">Ayudar a los interesados a comprender y aplicar un enfoque empírico para el trabajo complejo</text:p>
        </text:list-item>
        <text:list-item>
          <text:p text:style-name="P14">Eliminar las barreras entre los interesados y los Scrum Teams.</text:p>
        </text:list-item>
      </text:list>
      <text:p text:style-name="Standard"/>
      <text:h text:style-name="P1" text:outline-level="2">Eventos de Scrum</text:h>
      <text:p text:style-name="P16">El <text:span text:style-name="T1">Sprint es un contenedor para todos los demás eventos</text:span>. </text:p>
      <text:p text:style-name="P16"/>
      <text:p text:style-name="P16">Cada evento en Scrum es una oportunidad formal para inspeccionar y adaptar los artefactos Scrum. Estos eventos están diseñados específicamente para habilitar la transparencia requerida. No operar cualquier evento según lo prescrito resulta en la pérdida de oportunidades para inspeccionar y adaptarse. </text:p>
      <text:p text:style-name="P16">Los eventos se utilizan en Scrum para <text:span text:style-name="T1">crear regularidad</text:span> y minimizar la necesidad de reuniones.</text:p>
      <text:p text:style-name="Standard">Lo óptimo es que todos los eventos se celebren al mismo tiempo <text:span text:style-name="T11">y</text:span> lugar para reducir <text:span text:style-name="T11">c</text:span>omplejidad.</text:p>
      <text:p text:style-name="Standard"/>
      <text:h text:style-name="Heading_20_3" text:outline-level="3">El Sprint</text:h>
      <text:p text:style-name="Standard">Los Sprints son el corazón de Scrum, donde las ideas se convierten en valor.</text:p>
      <text:p text:style-name="Standard"/>
      <text:p text:style-name="P16">Son <text:span text:style-name="T1">eventos de duración fija de un mes o menos</text:span> para crear consistencia. </text:p>
      <text:p text:style-name="P16">Un <text:span text:style-name="T1">nuevo Sprint comienza inmediatamente después de la conclusión del anterior</text:span>.</text:p>
      <text:p text:style-name="P16"/>
      <text:p text:style-name="P24">Todo el trabajo necesario para lograr el Objetivo del Producto<text:span text:style-name="T12"> ocurre dentro de los Sprints</text:span>:</text:p>
      <text:list xml:id="list3236399807" text:style-name="L8">
        <text:list-item>
          <text:p text:style-name="P25"><text:span text:style-name="T1">Sprint Planning</text:span></text:p>
        </text:list-item>
        <text:list-item>
          <text:p text:style-name="P25"><text:span text:style-name="T1">Daily Scrum</text:span></text:p>
        </text:list-item>
        <text:list-item>
          <text:p text:style-name="P25"><text:span text:style-name="T1">Sprint Review</text:span></text:p>
        </text:list-item>
        <text:list-item>
          <text:p text:style-name="P25"><text:span text:style-name="T1">Sprint Retrospective</text:span></text:p>
        </text:list-item>
      </text:list>
      <text:p text:style-name="Standard"/>
      <text:p text:style-name="Standard">Durante el Sprint:</text:p>
      <text:list xml:id="list4008188290" text:style-name="L7">
        <text:list-item>
          <text:p text:style-name="P17">No se realizan cambios que pongan en peligro el Objetivo del Sprint</text:p>
        </text:list-item>
        <text:list-item>
          <text:p text:style-name="P17">La calidad no disminuye</text:p>
        </text:list-item>
        <text:list-item>
          <text:p text:style-name="P17">El Product Backlog se refina según sea necesario</text:p>
        </text:list-item>
        <text:list-item>
          <text:p text:style-name="P17">El alcance se puede aclarar y renegociar con el Product Owner a medida que se aprende</text:p>
        </text:list-item>
      </text:list>
      <text:p text:style-name="Standard"/>
      <text:p text:style-name="P16">Los Sprints <text:span text:style-name="T1">permiten la previsibilidad </text:span>al garantizar la<text:span text:style-name="T1"> inspección y adaptación </text:span>del progreso hacia un Objetivo del Producto al menos cada mes calendario. </text:p>
      <text:p text:style-name="P16"/>
      <text:p text:style-name="P16">Cuando el horizonte de un Sprint es demasiado largo, el Objetivo del Sprint puede volverse inválido, la complejidad puede crecer y el riesgo puede aumentar. Se pueden emplear Sprints más cortos para generar más ciclos de aprendizaje y limitar el riesgo de costo y esfuerzo a un período de tiempo menor. </text:p>
      <text:p text:style-name="P16">Cada Sprint puede considerarse un proyecto corto.</text:p>
      <text:p text:style-name="P16"/>
      <text:p text:style-name="P24">Existen varias prácticas para pronosticar el progreso, como:</text:p>
      <text:p text:style-name="P24">trabajo pendiente (burn‐downs)</text:p>
      <text:p text:style-name="P24">trabajo completado (burn‐ups</text:p>
      <text:p text:style-name="P24">flujos acumulativos (cumulative flows). <text:s/></text:p>
      <text:p text:style-name="P24">Si bien han demostrado su utilidad, no reemplazan la importancia del empirismo. <text:s/>En entornos complejos, se desconoce lo que sucederá. Solo lo que ya ha sucedido se puede utilizar para la toma de decisiones con miras al futuro.</text:p>
      <text:p text:style-name="P16"/>
      <text:p text:style-name="Standard">Un Sprint podría <text:span text:style-name="T1">cancelarse</text:span> si el Objetivo del Sprint se vuelve obsoleto. Solo el Product Owner tiene la autoridad para cancelar el Sprint.</text:p>
      <text:p text:style-name="Standard"/>
      <text:h text:style-name="P2" text:outline-level="3">Sprint Planning</text:h>
      <text:p text:style-name="P16"><text:span text:style-name="T4">I</text:span><text:span text:style-name="T1">nicia el Sprint al establecer </text:span><text:span text:style-name="T5">el Scrum Team</text:span><text:span text:style-name="T1"> el </text:span><text:span text:style-name="T5">plan de </text:span><text:span text:style-name="T1">trabajo que se realizará </text:span>para el Sprint. </text:p>
      <text:p text:style-name="Standard">El Product Owner se asegura de que los asistentes estén preparados para discutir los elementos más</text:p>
      <text:p text:style-name="P16">importantes del Product Backlog y cómo se relacionan con el Objetivo del Producto. </text:p>
      <text:p text:style-name="P16">El Scrum Team también puede invitar a otras personas para brindar asesoramiento.</text:p>
      <text:p text:style-name="P16"><text:span text:style-name="T22">T</text:span><text:span text:style-name="T12">iene un límite de tiempo de máximo </text:span><text:span text:style-name="T1">ocho horas</text:span><text:span text:style-name="T12"> para un Sprint de un mes.</text:span><text:span text:style-name="T1"> </text:span></text:p>
      <text:p text:style-name="P16"><text:span text:style-name="T1"/></text:p>
      <text:p text:style-name="Standard"><text:span text:style-name="T11">A</text:span>borda los siguientes temas:</text:p>
      <text:p text:style-name="P4">¿Por qué es valioso este Sprint?</text:p>
      <text:p text:style-name="Standard">El Product Owner propone cómo el producto podría Incrementar su valor y utilidad en el Sprint.</text:p>
      <text:p text:style-name="P24"><text:span text:style-name="T21">E</text:span>l Scrum Team colabora para <text:span text:style-name="T1">definir un Objetivo del Sprint</text:span> que comunica por qué el Sprint es valioso para los interesados. </text:p>
      <text:p text:style-name="P26">El Objetivo del Sprint debe completarse antes de que termine la Sprint Planning.</text:p>
      <text:p text:style-name="Standard"/>
      <text:p text:style-name="P4">¿Qué se puede hacer en este Sprint?</text:p>
      <text:p text:style-name="P24">A través de una conversación con el Product Owner, los Developers <text:span text:style-name="T1">seleccionan elementos del Product Backlog para incluirlos en el Sprint actual</text:span>. <text:span text:style-name="T21">Se</text:span> puede refinar estos elementos durante este proceso, aumenta<text:span text:style-name="T26">ndo</text:span> la comprensión y la confianza.</text:p>
      <text:p text:style-name="Standard">Seleccionar cuánto se puede completar dentro de un Sprint puede ser un desafío. <text:span text:style-name="T21">C</text:span>uanto más sepan los Developers sobre su desempeño pasado, su capacidad actual y su Definición de Terminado, más confiados estarán en sus pronósticos para el Sprint.</text:p>
      <text:p text:style-name="Standard"/>
      <text:p text:style-name="P4">¿Cómo se realizará el trabajo elegido?</text:p>
      <text:p text:style-name="P27"><text:span text:style-name="T1">Para cada elemento del Product Backlog</text:span> seleccionado, los <text:span text:style-name="T1">Developers planifican el trabajo necesario para crear un Increment</text:span> q<text:span text:style-name="T29">ue cumpla con la Definición de Terminado</text:span>. A menudo, esto se hace descomponiendo los elementos del Product Backlog en elementos de trabajo más pequeños de un día o menos. </text:p>
      <text:p text:style-name="P27">La forma de hacerlo queda a criterio de los Developers. </text:p>
      <text:p text:style-name="P27"/>
      <text:p text:style-name="Standard">El Objetivo del Sprint, los elementos del Product Backlog seleccionados para el Sprint, más el plan para entregarlos se denominan juntos <text:span text:style-name="T1">Sprint Backlog</text:span>.</text:p>
      <text:p text:style-name="Standard"/>
      <text:h text:style-name="Heading_20_3" text:outline-level="3">Daily Scrum</text:h>
      <text:p text:style-name="Standard"><text:span text:style-name="T23">Se </text:span><text:span text:style-name="T1">inspecciona el progreso hacia el Objetivo del Sprint</text:span> y <text:span text:style-name="T1">adapta el Sprint Backlog</text:span> ajustando el trabajo planificado entrante.</text:p>
      <text:p text:style-name="P18"><text:span text:style-name="T14">E</text:span>s un evento de <text:span text:style-name="T1">15 minutos para los Developers</text:span> del Scrum Team. <text:span text:style-name="T14">S</text:span>e lleva a cabo a la misma hora y en el mismo lugar todos los días hábiles del Sprint. </text:p>
      <text:p text:style-name="P18"/>
      <text:p text:style-name="P18">Si el <text:span text:style-name="T1">Product Owner o Scrum Master</text:span> están trabajando activamente en elementos del Sprint Backlog, <text:span text:style-name="T1">participan como Developers</text:span>.</text:p>
      <text:p text:style-name="P18"/>
      <text:p text:style-name="Standard"><text:span text:style-name="T14">P</text:span>ueden seleccionar la estructura y las técnicas que deseen, siempre que <text:span text:style-name="T23">el</text:span> Daily Scrum se centre en el progreso hacia el Objetivo del Sprint y produzca un plan viable para el siguiente día de trabajo. Esto crea enfoque y mejora la autogestión. </text:p>
      <text:p text:style-name="Standard">Las Daily Scrums mejoran la comunicación, identifican impedimentos, promueven la toma rápida de decisiones y eliminan la necesidad de otras reuniones.</text:p>
      <text:p text:style-name="Standard"><text:span text:style-name="T14">N</text:span>o es el único momento en el que los Developers pueden ajustar su plan. A menudo se reúnen durante el día para discusiones más detalladas sobre cómo adaptar o volver a planificar el resto</text:p>
      <text:p text:style-name="Standard">del trabajo del Sprint.</text:p>
      <text:h text:style-name="Heading_20_3" text:outline-level="3"><text:soft-page-break/>Sprint Review</text:h>
      <text:p text:style-name="Standard">El propósito de la Sprint Review es <text:span text:style-name="T1">inspeccionar el resultado del Sprint</text:span> y <text:span text:style-name="T1">determinar futuras</text:span></text:p>
      <text:p text:style-name="P18"><text:span text:style-name="T1">adaptaciones</text:span>. </text:p>
      <text:p text:style-name="P18"><text:span text:style-name="T23">T</text:span>iene un límite de tiempo de máximo <text:span text:style-name="T1">cuatro horas</text:span> para un Sprint de un mes.</text:p>
      <text:p text:style-name="P18"/>
      <text:p text:style-name="P18">El <text:span text:style-name="T1">Scrum Team presenta los resultados de su trabajo a los interesados </text:span>clave y <text:span text:style-name="T1">se discute el progreso</text:span> hacia el Objetivo del Producto.</text:p>
      <text:p text:style-name="Standard">Durante el evento, el Scrum Team y los interesados revisan lo que se logró en el Sprint y lo que ha</text:p>
      <text:p text:style-name="Standard">cambiado en su entorno. Con base en esta información, <text:span text:style-name="T1">los asistentes colaboran sobre qué hacer a</text:span></text:p>
      <text:p text:style-name="P18"><text:span text:style-name="T1">continuación.</text:span> </text:p>
      <text:p text:style-name="P18">El Product Backlog también se puede ajustar para satisfacer nuevas oportunidades. </text:p>
      <text:p text:style-name="Standard"/>
      <text:p text:style-name="Standard"/>
      <text:h text:style-name="Heading_20_3" text:outline-level="3">Sprint Retrospective</text:h>
      <text:p text:style-name="P27"><text:span text:style-name="T23">P</text:span><text:span text:style-name="T1">lanificar formas de aumentar la calidad y la efectividad</text:span>.</text:p>
      <text:p text:style-name="P27">Tiene un tiempo limitado a máximo <text:span text:style-name="T1">tres horas</text:span> para un Sprint de un mes. </text:p>
      <text:p text:style-name="P27"/>
      <text:p text:style-name="P19">El Scrum Team inspecciona cómo fue el último Sprint: personas, interacciones, procesos, herramientas y Definición de Terminado. Los elementos suelen variar según el ámbito del trabajo. </text:p>
      <text:p text:style-name="P19"/>
      <text:p text:style-name="P19">Se identifican los supuestos que los llevaron por mal camino y se exploran sus orígenes. </text:p>
      <text:p text:style-name="P19"><text:span text:style-name="T15">Se</text:span> analiza qué salió bien durante el Sprint, qué problemas encontró y cómo se resolvieron (o no) esos problemas.</text:p>
      <text:p text:style-name="Standard"><text:span text:style-name="T15">Se</text:span> identifica<text:span text:style-name="T15">n</text:span> los cambios más útiles para mejorar su efectividad. Las mejoras más impactantes se abordan lo antes posible. Incluso se pueden agregar al Sprint Backlog para el próximo Sprint.</text:p>
      <text:p text:style-name="Standard"/>
      <text:p text:style-name="P19">La Sprint Retrospective concluye el Sprint.</text:p>
      <text:p text:style-name="P19"/>
      <text:p text:style-name="P19"/>
      <text:h text:style-name="P1" text:outline-level="2">Artefactos de Scrum</text:h>
      <text:p text:style-name="P19">Los artefactos de Scrum <text:span text:style-name="T1">representan trabajo o valor.</text:span> </text:p>
      <text:p text:style-name="P19">Están diseñados para <text:span text:style-name="T1">maximizar la transparencia de la información</text:span> clave. </text:p>
      <text:p text:style-name="Standard">Cada artefacto contiene un compromiso para garantizar que proporcione información que mejore la</text:p>
      <text:p text:style-name="Standard">transparencia y el enfoque frente al cual se pueda medir el progreso:</text:p>
      <text:p text:style-name="Standard"/>
      <text:p text:style-name="Standard">Para el <text:span text:style-name="T1">Product Backlog,</text:span> es el <text:span text:style-name="T1">Objetivo del Producto</text:span>.</text:p>
      <text:p text:style-name="Standard">Para el <text:span text:style-name="T1">Sprint Backlog</text:span>, es el <text:span text:style-name="T1">Objetivo del Sprin</text:span>t.</text:p>
      <text:p text:style-name="Standard">Para el <text:span text:style-name="T1">Increment</text:span> es la <text:span text:style-name="T1">Definición de Terminado</text:span>.</text:p>
      <text:p text:style-name="Standard"/>
      <text:p text:style-name="Standard">Estos compromisos existen para reforzar el empirismo y los valores de Scrum para el Scrum Team y sus interesados.</text:p>
      <text:p text:style-name="Standard"/>
      <text:h text:style-name="Heading_20_3" text:outline-level="3">Product Backlog</text:h>
      <text:p text:style-name="P20">Es una l<text:span text:style-name="T1">ista emergente y ordenada de lo que se necesita para mejorar el producto</text:span>. </text:p>
      <text:p text:style-name="P20">Es la única fuente del trabajo realizado por el Scrum Team. </text:p>
      <text:p text:style-name="P20"/>
      <text:p text:style-name="P20">Los elementos del Product Backlog que el Scrum Team puede dar por Terminados dentro de un Sprint se consideran preparados para ser seleccionados en un evento de Sprint Planning. </text:p>
      <text:p text:style-name="P20"/>
      <text:p text:style-name="P20">Suelen adquirir este grado de transparencia tras las actividades de refinamiento. El refinamiento del Product Backlog es el acto de dividir y definir aún más los elementos del Product Backlog en elementos más pequeños y precisos. Esta es una actividad continua para agregar detalles, como una descripción, orden y tamaño.</text:p>
      <text:p text:style-name="P20"/>
      <text:p text:style-name="Standard">Los atributos suelen variar según el ámbito del trabajo.</text:p>
      <text:p text:style-name="P20">Los Developers que realizarán el trabajo son responsables del dimensionamiento. </text:p>
      <text:p text:style-name="P20">El Product Owner puede influir en los Developers ayudándolos a entender y seleccionar sus mejores alternativas.</text:p>
      <text:p text:style-name="P20"/>
      <text:p text:style-name="P4">Compromiso: Objetivo del Producto</text:p>
      <text:p text:style-name="Standard">El Objetivo del Producto describe un <text:span text:style-name="T1">estado futuro del producto que puede servir como un objetivo</text:span> para que el Scrum Team planifique. Está en el Product Backlog. El resto del Product Backlog emerge para definir "qué" cumplirá con el Objetivo del Producto.</text:p>
      <text:p text:style-name="Standard">Un producto es un vehículo para entregar valor. Tiene un límite claro, personas interesadas</text:p>
      <text:p text:style-name="Standard">conocidas, usuarios o clientes bien definidos. Un producto puede ser un servicio, un producto</text:p>
      <text:p text:style-name="Standard">físico o algo más abstracto.</text:p>
      <text:p text:style-name="Standard">El Objetivo del Producto es el objetivo a largo plazo del Scrum Team <text:span text:style-name="T16">que debe co</text:span>mplir (o abandonar) un objetivo antes de asumir el siguiente.</text:p>
      <text:p text:style-name="Standard"/>
      <text:h text:style-name="Heading_20_3" text:outline-level="3">Sprint Backlog</text:h>
      <text:p text:style-name="P20"><text:span text:style-name="T16">S</text:span>e compone de:</text:p>
      <text:p text:style-name="P20"><text:span text:style-name="T1">Objetivo del Sprint </text:span>(por qué)</text:p>
      <text:p text:style-name="P20"><text:span text:style-name="T2">C</text:span><text:span text:style-name="T1">onjunto de elementos del Product Backlog</text:span> seleccionados para el Sprint (qué)</text:p>
      <text:p text:style-name="P20"><text:span text:style-name="T16">P</text:span><text:span text:style-name="T1">lan de acción para entregar el Increment </text:span>(cómo).</text:p>
      <text:p text:style-name="P20"/>
      <text:p text:style-name="Standard">Es un plan realizado por y para los Developers. Es una imagen muy visible y en tiempo real del trabajo que los Developers planean realizar durante el Sprint para lograr el Objetivo del Sprint.</text:p>
      <text:p text:style-name="P20">En consecuencia, el Sprint Backlog se actualiza a lo largo del Sprint a medida que se aprende más.</text:p>
      <text:p text:style-name="P20"><text:soft-page-break/></text:p>
      <text:p text:style-name="P20">Debe tener suficientes detalles para que puedan inspeccionar su progreso en la Daily Scrum.</text:p>
      <text:p text:style-name="Standard"/>
      <text:p text:style-name="P4">Compromiso: Objetivo del Sprint</text:p>
      <text:p text:style-name="Standard">Si bien el Objetivo del Sprint es un compromiso de los Developers, proporciona flexibilidad en términos del trabajo exacto necesario para lograrlo. El Objetivo del Sprint también crea coherencia y enfoque, lo que alienta al Scrum Team a trabajar en conjunto en lugar de en iniciativas separadas.</text:p>
      <text:p text:style-name="P21">El Objetivo del Sprint se crea durante el evento Sprint Planning y se agrega al Sprint Backlog.</text:p>
      <text:p text:style-name="P21"/>
      <text:p text:style-name="P21">Mientras los Developers trabajan durante el Sprint, tienen en mente el Objetivo del Sprint. Si el trabajo resulta ser diferente de lo que esperaban, colaboran con el Product Owner para negociar el alcance del Sprint Backlog dentro del Sprint sin afectar el Objetivo del Sprint.</text:p>
      <text:p text:style-name="P21"/>
      <text:h text:style-name="Heading_20_3" text:outline-level="3">Increment</text:h>
      <text:p text:style-name="P21">Un Increment es u<text:span text:style-name="T1">n peldaño concreto hacia el Objetivo del Producto</text:span>. Cada Increment se suma a todos anteriores y se verifica minuciosamente, lo que garantiza que todos funcionen juntos. </text:p>
      <text:p text:style-name="P21"/>
      <text:p text:style-name="P21">Para proporcionar valor, el Increment debe ser utilizable. </text:p>
      <text:p text:style-name="P21">Se pueden crear múltiples Increments dentro de un Sprint. La suma de los Increments se presenta en la Sprint Review apoyando así el empirismo. </text:p>
      <text:p text:style-name="P21"/>
      <text:p text:style-name="P21">Sin embargo, se puede entregar un Increment a los interesados antes del final del Sprint. La Sprint Review nunca debe considerarse una puerta para liberar valor.</text:p>
      <text:p text:style-name="P21"/>
      <text:p text:style-name="P4">El trabajo no puede considerarse parte de un Increment a menos que cumpla con la Definición de Terminado.</text:p>
      <text:p text:style-name="P4"/>
      <text:p text:style-name="P4">Compromiso: Definición de Terminado</text:p>
      <text:p text:style-name="Standard">La Definición de Terminado es una descripción del estado del Increment cuando cumple con las medidas de calidad requeridas para el producto.</text:p>
      <text:p text:style-name="Standard">En el momento en que un elemento del Product Backlog cumple con la Definición de Terminado, nace un Increment.</text:p>
      <text:p text:style-name="Standard"/>
      <text:p text:style-name="P21">La Definición de Terminado crea transparencia al brindar a todos un entendimiento compartido de qué trabajo se completó como parte del Increment. </text:p>
      <text:p text:style-name="P21">Si un elemento del Product Backlog no cumple con la Definición de Terminado, no se puede publicar ni presentar en la Sprint Review. En su lugar, vuelve al Product Backlog para su consideración futura.</text:p>
      <text:p text:style-name="P21"/>
      <text:p text:style-name="Standard">Si la Definición de Terminado para un Increment es parte de los estándares de la organización, todos los Scrum Teams deben seguirla como mínimo. Si no es un estándar organizacional, el Scrum Team debe crear una Definición de Terminado apropiada para el producto.</text:p>
      <text:p text:style-name="Standard"/>
      <text:p text:style-name="Standard">Los Developers deben adherirse a la Definición de Terminado. Si hay varios Scrum Teams trabajando juntos en un producto, deben definir y cumplir mutuamente la misma Definición de Terminado.</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2a6099"/>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ext-properties fo:color="#158466"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ext-properties fo:color="#158466" fo:font-size="115%" style:text-underline-style="solid" style:text-underline-width="auto" style:text-underline-color="font-color"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158466"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2T17:54:29.991513246</meta:creation-date>
    <dc:date>2022-06-14T16:28:48.426691801</dc:date>
    <meta:editing-duration>PT10M12S</meta:editing-duration>
    <meta:editing-cycles>2</meta:editing-cycles>
    <meta:generator>LibreOffice/6.4.7.2$Linux_X86_64 LibreOffice_project/40$Build-2</meta:generator>
    <meta:document-statistic meta:table-count="0" meta:image-count="0" meta:object-count="0" meta:page-count="10" meta:paragraph-count="213" meta:word-count="3314" meta:character-count="20530" meta:non-whitespace-character-count="17407"/>
  </office:meta>
</office:document-meta>
</file>